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Header">
      <style:text-properties officeooo:rsid="001c0065" officeooo:paragraph-rsid="001c0065"/>
    </style:style>
    <style:style style:name="P2" style:family="paragraph" style:parent-style-name="Normal">
      <style:text-properties fo:language="es" fo:country="ES"/>
    </style:style>
    <style:style style:name="P3" style:family="paragraph" style:parent-style-name="Normal" style:master-page-name="MP0">
      <style:paragraph-properties style:page-number="auto" fo:break-before="page"/>
      <style:text-properties fo:language="es" fo:country="ES"/>
    </style:style>
    <style:style style:name="P4" style:family="paragraph" style:parent-style-name="Normal">
      <style:text-properties fo:language="es" fo:country="ES" officeooo:paragraph-rsid="001c6024"/>
    </style:style>
    <style:style style:name="P5" style:family="paragraph" style:parent-style-name="Normal">
      <style:text-properties fo:language="es" fo:country="ES" officeooo:paragraph-rsid="001d0bbc"/>
    </style:style>
    <style:style style:name="P6" style:family="paragraph" style:parent-style-name="Normal">
      <style:text-properties fo:language="es" fo:country="ES" officeooo:paragraph-rsid="001ef88e"/>
    </style:style>
    <style:style style:name="P7" style:family="paragraph" style:parent-style-name="Normal">
      <style:text-properties officeooo:paragraph-rsid="001ef88e"/>
    </style:style>
    <style:style style:name="P8" style:family="paragraph" style:parent-style-name="Normal">
      <style:paragraph-properties fo:break-before="pag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es" fo:country="ES" style:text-underline-style="solid" style:text-underline-width="auto" style:text-underline-color="font-color"/>
    </style:style>
    <style:style style:name="T4" style:family="text">
      <style:text-properties fo:language="es" fo:country="ES" style:text-underline-style="solid" style:text-underline-width="auto" style:text-underline-color="font-color" officeooo:rsid="001ef88e"/>
    </style:style>
    <style:style style:name="T5" style:family="text">
      <style:text-properties officeooo:rsid="001c6024"/>
    </style:style>
    <style:style style:name="T6" style:family="text">
      <style:text-properties officeooo:rsid="001ef88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Fecha:</text:p>
      <text:p text:style-name="P2"/>
      <text:p text:style-name="P2">Hola,</text:p>
      <text:p text:style-name="P6">Mi nombre es <text:span text:style-name="T1"><text:s text:c="111"/></text:span><text:span text:style-name="T2"><text:s/></text:span>Soy un<text:span text:style-name="T1"> <text:s text:c="3"/></text:span><text:s/><text:span text:style-name="T1"><text:s text:c="21"/></text:span><text:s/><text:span text:style-name="T6">(</text:span>chico/a<text:span text:style-name="T6">)</text:span> de <text:span text:style-name="T1"><text:s text:c="28"/></text:span><text:s/>años y estudio en <text:span text:style-name="T1"><text:s text:c="11"/><text:line-break/> <text:s text:c="92"/></text:span><text:s/>(grado escolar y lugar).</text:p>
      <text:p text:style-name="P4">Me gustaría escribirme con chicos/as de tu escuela en España y así practicar mi español.</text:p>
      <text:p text:style-name="P5">Mido <text:span text:style-name="T1"><text:s text:c="24"/></text:span>centímetros y tengo el pelo <text:span text:style-name="T1"><text:s text:c="47"/></text:span><text:s/><text:span text:style-name="T5">(</text:span>rubio / castaño / negro<text:span text:style-name="T5">)</text:span> y ojos <text:span text:style-name="T1"><text:s text:c="43"/></text:span><text:s/><text:span text:style-name="T5">(</text:span>azules / <text:s/>negros<text:span text:style-name="T5">)</text:span>. Mi cumpleaños es el día <text:span text:style-name="T1"><text:s text:c="105"/></text:span></text:p>
      <text:p text:style-name="P4">Tengo <text:span text:style-name="T1"><text:s text:c="31"/></text:span><text:s/>hermanos/as y en casa tenemos <text:span text:style-name="T1"><text:s text:c="30"/><text:line-break/> <text:s text:c="77"/></text:span><text:s/>mascotas (perros/gatos/loros).</text:p>
      <text:p text:style-name="P4">Mi estación favorita es <text:span text:style-name="T1"><text:s text:c="93"/><text:line-break/> <text:s text:c="136"/></text:span><text:s/><text:span text:style-name="T5">(</text:span>el verano, porque entonces voy a la playa <text:span text:style-name="T5">o el </text:span>invierno, porque entonces voy a esquiar)</text:p>
      <text:p text:style-name="P4">Mi asignatura(s) favorita es <text:span text:style-name="T1"><text:s text:c="84"/></text:span><text:s/>Mi hobby/deporte favorito es <text:span text:style-name="T1"><text:s text:c="84"/></text:span><text:s/>Mi música favorita es <text:span text:style-name="T1"><text:s text:c="105"/></text:span></text:p>
      <text:p text:style-name="P2">¿Te gustaría tener un/a amigo/a en el otro lado del planeta? ¡Pues si es así, escríbeme y seamos amigos/as!</text:p>
      <text:p text:style-name="P2">Saludos,</text:p>
      <text:p text:style-name="P4"><text:span text:style-name="T5">Firma:</text:span> <text:s text:c="3"/><text:span text:style-name="T1"><text:s text:c="63"/></text:span></text:p>
      <text:p text:style-name="P8">Date:</text:p>
      <text:p text:style-name="Normal"/>
      <text:p text:style-name="Normal">Hello,</text:p>
      <text:p text:style-name="P7">My name is <text:span text:style-name="T3"><text:s text:c="126"/></text:span><text:s/>I am a <text:span text:style-name="T3"><text:s text:c="21"/></text:span><text:s/><text:span text:style-name="T6">(</text:span>boy/girl<text:span text:style-name="T6">)</text:span>, <text:span text:style-name="T3"><text:s text:c="21"/></text:span><text:s/>years old and I study in <text:span text:style-name="T3"><text:s text:c="15"/><text:line-break/> <text:s text:c="101"/></text:span><text:s/>(grade and place).</text:p>
      <text:p text:style-name="Normal">I would like to correspond with boys/girls from your school in New Zealand so I could practice my English. </text:p>
      <text:p text:style-name="P7">I am <text:span text:style-name="T3"><text:s text:c="21"/></text:span><text:s/>centimetres tall and have <text:span text:style-name="T3"><text:s text:c="63"/></text:span><text:s/><text:span text:style-name="T6">(</text:span>blonde / brown / black<text:span text:style-name="T6">)</text:span> hair and <text:span text:style-name="T3"><text:s text:c="42"/></text:span><text:s/><text:span text:style-name="T6">(</text:span>blue / brown / black<text:span text:style-name="T6">)</text:span> eyes. My birthday is <text:span text:style-name="T3"><text:s text:c="84"/></text:span><text:s/>.</text:p>
      <text:p text:style-name="P7">I have <text:span text:style-name="T3"><text:s text:c="32"/></text:span><text:s/>brothers/sisters and we have <text:span text:style-name="T3"><text:s text:c="34"/><text:line-break/> <text:s text:c="83"/></text:span><text:s/>pets (dogs/cats/parrots).</text:p>
      <text:p text:style-name="P7">My favourite <text:span text:style-name="T6">season</text:span> of the year is <text:span text:style-name="T3"><text:s text:c="72"/><text:line-break/> <text:s text:c="146"/></text:span><text:s/><text:span text:style-name="T6">(</text:span>summer because I enjoy going to the beach <text:span text:style-name="T6">or </text:span>winter because I enjoy going to ski)</text:p>
      <text:p text:style-name="P7">My favourite subject is <text:span text:style-name="T3"><text:s text:c="105"/></text:span><text:s/>My favourite hobby/sport is <text:span text:style-name="T3"><text:s text:c="84"/></text:span><text:s/>My favourite music is <text:span text:style-name="T3"><text:s text:c="105"/></text:span><text:s/></text:p>
      <text:p text:style-name="Normal">Would you like to have a friend on the other side of the planet? If so, please write to me and let’s be friends!</text:p>
      <text:p text:style-name="Normal">Cheers,</text:p>
      <text:p text:style-name="P7"><text:span text:style-name="T6">Signature: <text:s text:c="3"/></text:span><text:span text:style-name="T4"><text:s text:c="63"/>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adornments="Regular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35mm" svg:stroke-color="#41719c" draw:stroke-linejoin="miter" svg:stroke-linecap="butt" draw:fill-color="#5b9bd5" fo:wrap-option="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NZ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mm" fo:margin-bottom="2.82m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mm" fo:border="none" style:shadow="none" fo:keep-with-next="auto" text:number-lines="true" text:line-number="0" style:text-autospace="ideograph-alpha" style:punctuation-wrap="hanging" style:line-break="strict" style:tab-stop-distance="12.7m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NZ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master-page-name="">
      <style:paragraph-properties fo:line-height="150%" fo:hyphenation-ladder-count="no-limit" style:page-number="auto"/>
      <style:text-properties style:font-name="Ubuntu" fo:font-family="Ubuntu" style:font-style-name="Regular" style:font-pitch="variable" fo:font-size="14pt" fo:hyphenate="false"/>
    </style:style>
    <style:style style:name="Header" style:family="paragraph" style:parent-style-name="Normal" style:class="extra" style:master-page-name="">
      <style:paragraph-properties style:page-number="auto" fo:padding="1.5mm" fo:border-left="none" fo:border-right="none" fo:border-top="none" fo:border-bottom="0.06pt solid #000000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Ubuntu" fo:font-family="Ubuntu" style:font-style-name="Regular" style:font-pitch="variable" fo:font-size="12pt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fo:border="none" fo:padding="0mm"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c0065" officeooo:paragraph-rsid="001c0065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5.4mm" fo:margin-bottom="25.4mm" fo:margin-left="25.4mm" fo:margin-right="25.4mm" style:writing-mode="lr-tb" style:footnote-max-height="0mm">
        <style:footnote-sep style:width="0.18mm" style:line-style="solid" style:adjustment="left" style:rel-width="33%" style:color="#000000"/>
      </style:page-layout-properties>
      <style:header-style>
        <style:header-footer-properties fo:min-height="9.98mm" fo:margin-left="0mm" fo:margin-right="0mm" fo:margin-bottom="4.99mm" style:dynamic-spacing="fals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Antipodes Map<text:tab/><text:tab/>http://antipodes.decasaalocole.com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/>
    <dc:description/>
    <dc:subject/>
    <meta:initial-creator>C G</meta:initial-creator>
    <meta:creation-date>2014-12-30T10:59:00Z</meta:creation-date>
    <dc:date>2015-01-04T20:41:36.040365111</dc:date>
    <meta:editing-cycles>7</meta:editing-cycles>
    <meta:editing-duration>PT1H23M53S</meta:editing-duration>
    <meta:document-statistic meta:table-count="0" meta:image-count="0" meta:object-count="0" meta:page-count="2" meta:paragraph-count="23" meta:word-count="247" meta:character-count="3847" meta:non-whitespace-character-count="1166"/>
    <meta:template xlink:type="simple" xlink:actuate="onRequest" xlink:title="" xlink:href="Normal.dotm"/>
  </office:meta>
</office:document-meta>
</file>